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ая статья:</text:p>
      <text:p text:style-name="Standard">Статья 12 п2.1 ФЗ об ОСАГО</text:p>
      <text:p text:style-name="Standard">Размер подлежащих возмещению убытков при причинении вреда имуществу </text:p>
      <text:p text:style-name="Standard">потерпевшего определяется :</text:p>
      <text:p text:style-name="Standard">а) ...</text:p>
      <text:p text:style-name="Standard">б) в случае повреждения имущества потерпевшего - в размере расходов, необходимых для </text:p>
      <text:p text:style-name="Standard">приведения имущества в состояние, в котором оно находилось до момента наступления </text:p>
      <text:p text:style-name="Standard">страхового случая. </text:p>
      <text:p text:style-name="Standard"/>
      <text:p text:style-name="Standard">Попал в ДТП. Подал документы в страховую компанию виновника. Страховая компания выплатила мне 18 232.60 р. Я считаю что эта сумма ниже той суммы которая нужна для </text:p>
      <text:p text:style-name="Standard">приведения автомобиля в состояние, в котором оно находилось до момента наступления </text:p>
      <text:p text:style-name="Standard">страхового случая. т. к. уже покупка половины запчастей стоимостью уже выше чем вся выплата. Факт занижения выплаты также подтверждается заключением независимой экспертизы, которую я провёл. </text:p>
      <text:p text:style-name="Standard">Считаю, что Страховая компания занизила страховую выплату по неизвестным для меня причинам.</text:p>
      <text:p text:style-name="Standard"/>
      <text:p text:style-name="Standard"/>
      <text:p text:style-name="P2">Основание для инициации проведения мною(т.е. пострадавшим) <text:s/>независимой экспертизы:</text:p>
      <text:list xml:id="list1971310720" text:style-name="L1">
        <text:list-item>
          <text:p text:style-name="P5">Если экспертиза была проведена страховой компанией:</text:p>
          <text:p text:style-name="P3"/>
        </text:list-item>
      </text:list>
      <text:p text:style-name="Standard">ПРАВИЛА </text:p>
      <text:p text:style-name="Standard">ОРГАНИЗАЦИИ И ПРОВЕДЕНИЯ НЕЗАВИСИМОЙ </text:p>
      <text:p text:style-name="Standard">ТЕХНИЧЕСКОЙ ЭКСПЕРТИЗЫ ТРАНСПОРТНОГО СРЕДСТВА </text:p>
      <text:p text:style-name="Standard">ПРИ РЕШЕНИИ ВОПРОСА О ВЫПЛАТЕ СТРАХОВОГО ВОЗМЕЩЕНИЯ </text:p>
      <text:p text:style-name="Standard">ПО ДОГОВОРУ ОБЯЗАТЕЛЬНОГО СТРАХОВАНИЯ ГРАЖДАНСКОЙ </text:p>
      <text:p text:style-name="Standard">ОТВЕТСТВЕННОСТИ ВЛАДЕЛЬЦА ТРАНСПОРТНОГО СРЕДСТВА </text:p>
      <text:p text:style-name="Standard"/>
      <text:p text:style-name="Standard">введенные</text:p>
      <text:p text:style-name="Standard"/>
      <text:p text:style-name="Standard">ПОСТАНОВЛЕНИЕ м</text:p>
      <text:p text:style-name="Standard">от 24 апреля 2003 г. N 238 </text:p>
      <text:p text:style-name="Standard">ОБ ОРГАНИЗАЦИИ НЕЗАВИСИМОЙ </text:p>
      <text:p text:style-name="Standard">ТЕХНИЧЕСКОЙ ЭКСПЕРТИЗЫ ТРАНСПОРТНЫХ СРЕДСТВ </text:p>
      <text:p text:style-name="Standard"/>
      <text:p text:style-name="Standard">21. В случае несогласия страховщика (потерпевшего) с выводами экспертизы им может быть </text:p>
      <text:p text:style-name="Standard">организовано проведение повторной (в том числе комиссионной) экспертизы с привлечением </text:p>
      <text:p text:style-name="Standard">другого эксперта-техника (экспертной организации). Расходы, связанные с назначением и </text:p>
      <text:p text:style-name="Standard">проведением повторной (в том числе комиссионной) экспертизы, оплачиваются за счет средств </text:p>
      <text:p text:style-name="Standard">инициатора проведения такой экспертизы, если страховщик и потерпевший между собой не </text:p>
      <text:p text:style-name="Standard">договорились об ином. </text:p>
      <text:p text:style-name="Standard"/>
      <text:list xml:id="list1672049998" text:style-name="L2">
        <text:list-item>
          <text:p text:style-name="P6">Экспертиза не была проведена страховой компанией:</text:p>
        </text:list-item>
      </text:list>
      <text:p text:style-name="Standard">ФЗ бо ОСАГО</text:p>
      <text:p text:style-name="Standard">Статья 12.</text:p>
      <text:p text:style-name="Standard">4. Если после проведенного страховщиком осмотра поврежденного имущества страховщик и </text:p>
      <text:p text:style-name="Standard">потерпевший не достигли согласия о размере страховой выплаты, страховщик обязан </text:p>
      <text:p text:style-name="Standard">организовать независимую экспертизу (оценку), а потерпевший - предоставить поврежденное </text:p>
      <text:p text:style-name="Standard"><text:soft-page-break/>имущество для проведения независимой экспертизы (оценки). </text:p>
      <text:p text:style-name="Standard">Если страховщик не осмотрел поврежденное имущество и (или) не организовал его </text:p>
      <text:p text:style-name="Standard">независимую экспертизу (оценку) в установленный пунктом 3 настоящей статьи срок, потерпевший </text:p>
      <text:p text:style-name="Standard">вправе обратиться самостоятельно за такой экспертизой (оценкой), не представляя поврежденное </text:p>
      <text:p text:style-name="Standard">имущество страховщику для осмотра. </text:p>
      <text:p text:style-name="Standard">(п. 4 в ред. Федерального закона от 01.12.2007 N 306-ФЗ) </text:p>
      <text:p text:style-name="Standard"/>
      <text:p text:style-name="Standard"/>
      <text:p text:style-name="P1">Основание для возмещения убытков:</text:p>
      <text:p text:style-name="Standard"/>
      <text:p text:style-name="Standard">ФЗ об ОСАГО</text:p>
      <text:p text:style-name="Standard"/>
      <text:p text:style-name="Standard">Статья 12</text:p>
      <text:p text:style-name="Standard">5. Стоимость независимой экспертизы (оценки), на основании которой произведена </text:p>
      <text:p text:style-name="Standard">страховая выплата, включается в состав убытков, подлежащих возмещению страховщиком по </text:p>
      <text:p text:style-name="Standard">договору обязательного страхования. </text:p>
      <text:p text:style-name="Standard"/>
      <text:p text:style-name="Standard">ГПК</text:p>
      <text:p text:style-name="Standard"/>
      <text:p text:style-name="Standard">Статья 98. Распределение судебных расходов между сторонами</text:p>
      <text:section text:style-name="Sect1" text:name="p818">
        <text:p text:style-name="Standard"><text:bookmark text:name="segm132"/>1. Стороне, в пользу которой состоялось решение суда, суд присуждает возместить с другой стороны все понесенные по делу судебные расходы, за исключением случаев, предусмотренных частью второй <text:bookmark text:name="segm131"/><text:bookmark text:name="r1"/><text:span text:style-name="Q">статьи</text:span><text:bookmark text:name="r"/><text:span text:style-name="Q"> 96</text:span> настоящего Кодекса. В случае, если иск удовлетворен частично, указанные в настоящей <text:bookmark text:name="segm13"/>статье судебные расходы присуждаются истцу пропорционально размеру удовлетворенных судом исковых требований, а ответчику пропорционально той части исковых требований, в которой истцу отказано.</text:p>
      </text:section>
      <text:p text:style-name="Standard"><text:s/></text:p>
      <text:p text:style-name="Standard"/>
      <text:p text:style-name="P1">Моральный вред</text:p>
      <text:p text:style-name="Standard"><text:span text:style-name="T1"><text:s/>ГК РФ Статья 151. Компенсация морального вреда</text:span><text:line-break/><text:line-break/>Если гражданину причинен моральный вред (физические или нравственные страдания) действиями, нарушающими его личные неимущественные права либо посягающими на принадлежащие гражданину другие нематериальные блага, а также в других случаях, предусмотренных законом, суд может возложить на нарушителя обязанность денежной компенсации указанного вреда.<text:line-break/>При определении размеров компенсации морального вреда суд принимает во внимание степень вины нарушителя и иные заслуживающие внимания обстоятельства. Суд должен также учитывать степень физических и нравственных страданий, связанных с индивидуальными особенностями лица, которому причинен вред. </text:p>
      <text:p text:style-name="Standard"/>
      <text:h text:style-name="P7" text:outline-level="1">Статья 150. Нематериальные блага</text:h>
      <text:p text:style-name="Text_20_body">1. Жизнь и здоровье, достоинство личности, личная неприкосновенность, честь и доброе имя, деловая репутация, неприкосновенность частной жизни, личная и семейная тайна, право свободного передвижения, выбора места пребывания и жительства, право на имя, право авторства, иные личные неимущественные права и другие нематериальные блага, принадлежащие гражданину от рождения или в силу закона, неотчуждаемы и непередаваемы иным способом. В случаях и в порядке, предусмотренных законом, личные неимущественные права и другие нематериальные блага, принадлежавшие умершему, могут <text:soft-page-break/>осуществляться и защищаться другими лицами, в том числе наследниками правообладателя.<text:line-break/>2. Нематериальные блага защищаются в соответствии с настоящим Кодексом и другими законами в случаях и в порядке, ими предусмотренных, а также в тех случаях и тех пределах, в каких использование способов защиты гражданских прав (<text:a xlink:type="simple" xlink:href="http://www.gk-rf.ru/statia12">статья 12</text:a>) вытекает из существа нарушенного нематериального права и характера последствий этого наруш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Q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2-04T18:40:21</meta:creation-date>
    <dc:date>2012-01-15T13:01:17</dc:date>
    <dc:creator>andrey </dc:creator>
    <meta:editing-duration>PT1H18M15S</meta:editing-duration>
    <meta:editing-cycles>8</meta:editing-cycles>
    <meta:generator>LibreOffice/3.4$Unix LibreOffice_project/340m1$Build-402</meta:generator>
    <meta:printed-by>andrey </meta:printed-by>
    <meta:print-date>2011-12-04T19:54:35</meta:print-date>
    <meta:document-statistic meta:table-count="0" meta:image-count="0" meta:object-count="0" meta:page-count="3" meta:paragraph-count="57" meta:word-count="644" meta:character-count="5074" meta:non-whitespace-character-count="4449"/>
  </office:meta>
</office:document-meta>
</file>